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0d4" officeooo:paragraph-rsid="001230d4"/>
    </style:style>
    <style:style style:name="P2" style:family="paragraph" style:parent-style-name="Standard" style:list-style-name="L1">
      <style:text-properties officeooo:rsid="001230d4" officeooo:paragraph-rsid="001230d4"/>
    </style:style>
    <style:style style:name="P3" style:family="paragraph" style:parent-style-name="Standard" style:list-style-name="L2">
      <style:text-properties officeooo:rsid="001230d4" officeooo:paragraph-rsid="001230d4"/>
    </style:style>
    <style:style style:name="P4" style:family="paragraph" style:parent-style-name="Standard" style:list-style-name="L3">
      <style:text-properties officeooo:rsid="001230d4" officeooo:paragraph-rsid="001230d4"/>
    </style:style>
    <style:style style:name="P5" style:family="paragraph" style:parent-style-name="Standard" style:list-style-name="L3">
      <style:text-properties officeooo:rsid="00131bc0" officeooo:paragraph-rsid="00131bc0"/>
    </style:style>
    <style:style style:name="P6" style:family="paragraph" style:parent-style-name="Standard" style:list-style-name="L3">
      <style:text-properties officeooo:rsid="0027ea1e" officeooo:paragraph-rsid="0027ea1e"/>
    </style:style>
    <style:style style:name="P7" style:family="paragraph" style:parent-style-name="Standard" style:list-style-name="L3">
      <style:text-properties officeooo:rsid="001d4380" officeooo:paragraph-rsid="001d4380"/>
    </style:style>
    <style:style style:name="P8" style:family="paragraph" style:parent-style-name="Standard" style:list-style-name="L3">
      <style:text-properties officeooo:rsid="00151140" officeooo:paragraph-rsid="00151140"/>
    </style:style>
    <style:style style:name="P9" style:family="paragraph" style:parent-style-name="Standard" style:list-style-name="L3">
      <style:text-properties officeooo:rsid="0016186e" officeooo:paragraph-rsid="0016186e"/>
    </style:style>
    <style:style style:name="P10" style:family="paragraph" style:parent-style-name="Standard" style:list-style-name="L3">
      <style:text-properties officeooo:rsid="002e23fc" officeooo:paragraph-rsid="002e23fc"/>
    </style:style>
    <style:style style:name="P11" style:family="paragraph" style:parent-style-name="Standard" style:list-style-name="L3">
      <style:text-properties officeooo:rsid="001bd041" officeooo:paragraph-rsid="001bd041"/>
    </style:style>
    <style:style style:name="P12" style:family="paragraph" style:parent-style-name="Standard" style:list-style-name="L3">
      <style:text-properties officeooo:rsid="002de695" officeooo:paragraph-rsid="002de695"/>
    </style:style>
    <style:style style:name="P13" style:family="paragraph" style:parent-style-name="Standard" style:list-style-name="L3">
      <style:text-properties officeooo:rsid="0016c140" officeooo:paragraph-rsid="0016c140"/>
    </style:style>
    <style:style style:name="P14" style:family="paragraph" style:parent-style-name="Standard" style:list-style-name="L3">
      <style:text-properties officeooo:rsid="0016c140" officeooo:paragraph-rsid="002101eb"/>
    </style:style>
    <style:style style:name="P15" style:family="paragraph" style:parent-style-name="Standard" style:list-style-name="L3">
      <style:text-properties officeooo:rsid="0016dc7b" officeooo:paragraph-rsid="0016dc7b"/>
    </style:style>
    <style:style style:name="P16" style:family="paragraph" style:parent-style-name="Standard" style:list-style-name="L3">
      <style:text-properties officeooo:rsid="0018ad3c" officeooo:paragraph-rsid="0018ad3c"/>
    </style:style>
    <style:style style:name="P17" style:family="paragraph" style:parent-style-name="Standard" style:list-style-name="L3">
      <style:text-properties officeooo:rsid="001a4a5a" officeooo:paragraph-rsid="001a4a5a"/>
    </style:style>
    <style:style style:name="P18" style:family="paragraph" style:parent-style-name="Standard" style:list-style-name="L3">
      <style:text-properties officeooo:rsid="0023368c" officeooo:paragraph-rsid="0023368c"/>
    </style:style>
    <style:style style:name="P19" style:family="paragraph" style:parent-style-name="Standard" style:list-style-name="L3">
      <style:text-properties officeooo:rsid="0022f7fb" officeooo:paragraph-rsid="0022f7fb"/>
    </style:style>
    <style:style style:name="P20" style:family="paragraph" style:parent-style-name="Standard" style:list-style-name="L3">
      <style:text-properties officeooo:rsid="0022f7fb" officeooo:paragraph-rsid="0023368c"/>
    </style:style>
    <style:style style:name="P21" style:family="paragraph" style:parent-style-name="Standard" style:list-style-name="L3">
      <style:text-properties officeooo:rsid="001eb989" officeooo:paragraph-rsid="0022f7fb"/>
    </style:style>
    <style:style style:name="P22" style:family="paragraph" style:parent-style-name="Standard" style:list-style-name="L3">
      <style:text-properties officeooo:rsid="00266d84" officeooo:paragraph-rsid="00266d84"/>
    </style:style>
    <style:style style:name="P23" style:family="paragraph" style:parent-style-name="Standard" style:list-style-name="L3">
      <style:text-properties officeooo:rsid="0026c649" officeooo:paragraph-rsid="0026c649"/>
    </style:style>
    <style:style style:name="P24" style:family="paragraph" style:parent-style-name="Standard" style:list-style-name="L3">
      <style:text-properties officeooo:rsid="0025967c" officeooo:paragraph-rsid="0025967c"/>
    </style:style>
    <style:style style:name="P25" style:family="paragraph" style:parent-style-name="Standard" style:list-style-name="L3">
      <style:text-properties officeooo:rsid="002b45c9" officeooo:paragraph-rsid="002b45c9"/>
    </style:style>
    <style:style style:name="P26" style:family="paragraph" style:parent-style-name="Standard" style:list-style-name="L3">
      <style:text-properties officeooo:rsid="002cf3b9" officeooo:paragraph-rsid="002cf3b9"/>
    </style:style>
    <style:style style:name="P27" style:family="paragraph" style:parent-style-name="Standard" style:list-style-name="L3">
      <style:text-properties officeooo:rsid="0029a63a" officeooo:paragraph-rsid="0029a63a"/>
    </style:style>
    <style:style style:name="T1" style:family="text">
      <style:text-properties officeooo:rsid="0016c140"/>
    </style:style>
    <style:style style:name="T2" style:family="text">
      <style:text-properties officeooo:rsid="001d4380"/>
    </style:style>
    <style:style style:name="T3" style:family="text">
      <style:text-properties fo:font-weight="bold" officeooo:rsid="001d4380" style:font-weight-asian="bold" style:font-weight-complex="bold"/>
    </style:style>
    <style:style style:name="T4" style:family="text">
      <style:text-properties fo:font-weight="normal" officeooo:rsid="001d4380" style:font-weight-asian="normal" style:font-weight-complex="normal"/>
    </style:style>
    <style:style style:name="T5" style:family="text">
      <style:text-properties officeooo:rsid="0022f7fb"/>
    </style:style>
    <style:style style:name="T6" style:family="text">
      <style:text-properties officeooo:rsid="0023368c"/>
    </style:style>
    <style:style style:name="T7" style:family="text">
      <style:text-properties officeooo:rsid="0023fdff"/>
    </style:style>
    <style:style style:name="T8" style:family="text">
      <style:text-properties officeooo:rsid="0025967c"/>
    </style:style>
    <style:style style:name="T9" style:family="text">
      <style:text-properties officeooo:rsid="00266d84"/>
    </style:style>
    <style:style style:name="T10" style:family="text">
      <style:text-properties officeooo:rsid="0026c649"/>
    </style:style>
    <style:style style:name="T11" style:family="text">
      <style:text-properties officeooo:rsid="0027ea1e"/>
    </style:style>
    <style:style style:name="T12" style:family="text">
      <style:text-properties officeooo:rsid="0029a63a"/>
    </style:style>
    <style:style style:name="T13" style:family="text">
      <style:text-properties officeooo:rsid="002b45c9"/>
    </style:style>
    <style:style style:name="T14" style:family="text">
      <style:text-properties officeooo:rsid="002cf3b9"/>
    </style:style>
    <style:style style:name="T15" style:family="text">
      <style:text-properties officeooo:rsid="002e23fc"/>
    </style:style>
    <style:style style:name="T16" style:family="text">
      <style:text-properties officeooo:rsid="002e56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printer plan for Holy Family</text:p>
      <text:p text:style-name="P1"/>
      <text:p text:style-name="P1">Objectives:</text:p>
      <text:list xml:id="list6498648583563922204" text:style-name="L1">
        <text:list-item>
          <text:p text:style-name="P2">Introduce the students to additive manufacturing techniques and methods</text:p>
        </text:list-item>
        <text:list-item>
          <text:p text:style-name="P2">Have the students create basic 3d models</text:p>
        </text:list-item>
        <text:list-item>
          <text:p text:style-name="P2">Have the students create 3d printed parts of their 3d models</text:p>
        </text:list-item>
      </text:list>
      <text:p text:style-name="P1"/>
      <text:p text:style-name="P1">Resources required</text:p>
      <text:list xml:id="list9135738856116238478" text:style-name="L2">
        <text:list-item>
          <text:p text:style-name="P3">3d printer</text:p>
        </text:list-item>
        <text:list-item>
          <text:p text:style-name="P3">PLA filament</text:p>
        </text:list-item>
        <text:list-item>
          <text:p text:style-name="P3">3d design tooling: <text:s/><text:span text:style-name="T16">TinkerCAD is recommended</text:span></text:p>
        </text:list-item>
        <text:list-item>
          <text:p text:style-name="P3">Network connectivity between the design tooling and the 3d printer</text:p>
        </text:list-item>
      </text:list>
      <text:p text:style-name="P1"/>
      <text:p text:style-name="P1">Steps</text:p>
      <text:list xml:id="list2861736684494421223" text:style-name="L3">
        <text:list-item>
          <text:p text:style-name="P4">Overview of additive manufacturing</text:p>
          <text:list>
            <text:list-item>
              <text:p text:style-name="P5">What is it?</text:p>
            </text:list-item>
            <text:list-item>
              <text:p text:style-name="P5">Where is it used?</text:p>
            </text:list-item>
            <text:list-item>
              <text:p text:style-name="P5">3d modeling overview</text:p>
            </text:list-item>
            <text:list-item>
              <text:p text:style-name="P5">Steps</text:p>
              <text:list>
                <text:list-item>
                  <text:p text:style-name="P5">Create 3d model</text:p>
                </text:list-item>
                <text:list-item>
                  <text:p text:style-name="P5">Generate STL file</text:p>
                </text:list-item>
                <text:list-item>
                  <text:p text:style-name="P5">Slice</text:p>
                </text:list-item>
                <text:list-item>
                  <text:p text:style-name="P5">Animation <text:span text:style-name="T1">preview</text:span></text:p>
                </text:list-item>
                <text:list-item>
                  <text:p text:style-name="P5">Print</text:p>
                </text:list-item>
                <text:list-item>
                  <text:p text:style-name="P6">Post build activities</text:p>
                </text:list-item>
              </text:list>
            </text:list-item>
          </text:list>
        </text:list-item>
        <text:list-item>
          <text:p text:style-name="P5">What can go wrong</text:p>
          <text:list>
            <text:list-item>
              <text:p text:style-name="P5">Complexity must be at the correct level</text:p>
            </text:list-item>
            <text:list-item>
              <text:p text:style-name="P5">Make it exciting at the student’s level. <text:s/>A <text:span text:style-name="T2">multi-</text:span>billion dollar a year business may not be interesting <text:span text:style-name="T2">to the students.</text:span></text:p>
            </text:list-item>
            <text:list-item>
              <text:p text:style-name="P7">Time lapse video’s may give the impression a 28 hour build only takes 2 minutes.</text:p>
            </text:list-item>
          </text:list>
        </text:list-item>
        <text:list-item>
          <text:p text:style-name="P8">Basic 3d modeling</text:p>
          <text:list>
            <text:list-item>
              <text:p text:style-name="P8">Simple parts (pick one)</text:p>
              <text:list>
                <text:list-item>
                  <text:p text:style-name="P8">Cross</text:p>
                </text:list-item>
                <text:list-item>
                  <text:p text:style-name="P8">Simple house</text:p>
                </text:list-item>
                <text:list-item>
                  <text:p text:style-name="P8">Table</text:p>
                </text:list-item>
                <text:list-item>
                  <text:p text:style-name="P8">Key fob</text:p>
                </text:list-item>
                <text:list-item>
                  <text:p text:style-name="P6">Optional: <text:s/>use a build package that someone has already created including printing/build instructions.</text:p>
                </text:list-item>
              </text:list>
            </text:list-item>
            <text:list-item>
              <text:p text:style-name="P9">Demo<text:span text:style-name="T15">s</text:span></text:p>
              <text:list>
                <text:list-item>
                  <text:p text:style-name="P10">How to create a 3d model</text:p>
                </text:list-item>
                <text:list-item>
                  <text:p text:style-name="P10">Build/Print complex, interesting parts to pass around</text:p>
                </text:list-item>
                <text:list-item>
                  <text:p text:style-name="P10">Suggestions:</text:p>
                  <text:list>
                    <text:list-item>
                      <text:p text:style-name="P10">Turbine engine cut-away models</text:p>
                    </text:list-item>
                    <text:list-item>
                      <text:p text:style-name="P10">Working planetary gear sets</text:p>
                    </text:list-item>
                    <text:list-item>
                      <text:p text:style-name="P10">Robots</text:p>
                    </text:list-item>
                    <text:list-item>
                      <text:p text:style-name="P10">Have the students look them up on build sites &amp; vote what to build</text:p>
                    </text:list-item>
                  </text:list>
                </text:list-item>
              </text:list>
            </text:list-item>
            <text:list-item>
              <text:p text:style-name="P7">Lab write up for students to follow</text:p>
            </text:list-item>
            <text:list-item>
              <text:p text:style-name="P8">Duration: <text:s/>1 hour</text:p>
            </text:list-item>
            <text:list-item>
              <text:p text:style-name="P9"><text:soft-page-break/>What can go wrong</text:p>
              <text:list>
                <text:list-item>
                  <text:p text:style-name="P9">3d modeling tooling may be:</text:p>
                  <text:list>
                    <text:list-item>
                      <text:p text:style-name="P9">To hard to use</text:p>
                      <text:list>
                        <text:list-item>
                          <text:p text:style-name="P11">Lack of understanding of geometry</text:p>
                        </text:list-item>
                        <text:list-item>
                          <text:p text:style-name="P11">Software issues</text:p>
                        </text:list-item>
                      </text:list>
                    </text:list-item>
                    <text:list-item>
                      <text:p text:style-name="P9">Bugs/crashes <text:span text:style-name="T2">(Tinkercad does </text:span><text:span text:style-name="T3">not</text:span><text:span text:style-name="T4"> work on iPad)</text:span></text:p>
                    </text:list-item>
                    <text:list-item>
                      <text:p text:style-name="P9">Network issues preventing saving/loading</text:p>
                    </text:list-item>
                  </text:list>
                </text:list-item>
                <text:list-item>
                  <text:p text:style-name="P9">Suggested mitigation</text:p>
                  <text:list>
                    <text:list-item>
                      <text:p text:style-name="P9">Hold trial runs using staff members or others</text:p>
                    </text:list-item>
                    <text:list-item>
                      <text:p text:style-name="P9">Network performance testing and resolution before class</text:p>
                    </text:list-item>
                    <text:list-item>
                      <text:p text:style-name="P6">Set the slicing fill ratios to reasonable valu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More advanced 3d modeling</text:p>
          <text:list>
            <text:list-item>
              <text:p text:style-name="P12">Supports</text:p>
            </text:list-item>
            <text:list-item>
              <text:p text:style-name="P12">Tolerance and clearance</text:p>
            </text:list-item>
            <text:list-item>
              <text:p text:style-name="P10">Suggested parts to try:</text:p>
              <text:list>
                <text:list-item>
                  <text:p text:style-name="P10">Chains</text:p>
                </text:list-item>
                <text:list-item>
                  <text:p text:style-name="P10">Simple pivots</text:p>
                </text:list-item>
              </text:list>
            </text:list-item>
          </text:list>
        </text:list-item>
        <text:list-item>
          <text:p text:style-name="P9">Generate STL file<text:span text:style-name="T1">s (performed at least once a week at the end of each modeling session so the models may built by the 3d printer)</text:span></text:p>
          <text:list>
            <text:list-item>
              <text:p text:style-name="P13">A button click</text:p>
            </text:list-item>
            <text:list-item>
              <text:p text:style-name="P15">What can go wrong</text:p>
              <text:list>
                <text:list-item>
                  <text:p text:style-name="P15">File naming issues</text:p>
                </text:list-item>
                <text:list-item>
                  <text:p text:style-name="P15">Network errors</text:p>
                </text:list-item>
                <text:list-item>
                  <text:p text:style-name="P15">Software bugs</text:p>
                </text:list-item>
                <text:list-item>
                  <text:p text:style-name="P16">Preview may show the part is not printable</text:p>
                  <text:list>
                    <text:list-item>
                      <text:p text:style-name="P17">Items floating in free space</text:p>
                    </text:list-item>
                    <text:list-item>
                      <text:p text:style-name="P17">Intended to be connected are not</text:p>
                    </text:list-item>
                    <text:list-item>
                      <text:p text:style-name="P18">Tolerance issues. <text:s/>i.e., a 10mm rod will not always fit in a 10mm hole.</text:p>
                    </text:list-item>
                  </text:list>
                </text:list-item>
              </text:list>
            </text:list-item>
            <text:list-item>
              <text:p text:style-name="P15">Proposed mitigation</text:p>
              <text:list>
                <text:list-item>
                  <text:p text:style-name="P15">Be clear on file names to use</text:p>
                </text:list-item>
                <text:list-item>
                  <text:p text:style-name="P15">Dry run testing</text:p>
                </text:list-item>
                <text:list-item>
                  <text:p text:style-name="P11">Geometry education</text:p>
                </text:list-item>
              </text:list>
            </text:list-item>
          </text:list>
        </text:list-item>
        <text:list-item>
          <text:p text:style-name="P13">Slice</text:p>
          <text:list>
            <text:list-item>
              <text:p text:style-name="P15">A process via the Matter Controller <text:span text:style-name="T5">of software packages such as cura that creates the layers the 3d printer will lay down to create the part.</text:span></text:p>
            </text:list-item>
            <text:list-item>
              <text:p text:style-name="P14">Animation preview performed with the Matter Controller</text:p>
            </text:list-item>
            <text:list-item>
              <text:p text:style-name="P19">The process generates G-code that controls the moving parts of the 3d printer. <text:s/>Looking at G-code is not for the faint of heart. <text:s/>Fortunately, this seldom needs to be done these days, <text:span text:style-name="T8">but it helps to have someone that understands G-code when things go wrong.</text:span></text:p>
            </text:list-item>
            <text:list-item>
              <text:p text:style-name="P19">What can go wrong</text:p>
              <text:list>
                <text:list-item>
                  <text:p text:style-name="P21">An incorrect slicing can damage the 3d printer!</text:p>
                </text:list-item>
                <text:list-item>
                  <text:p text:style-name="P19">Skirts and platforms may need to be added. <text:s/>This is done to clear the nozzle and get part adhesion to the bed. <text:s/>When to apply requires experience. <text:s/><text:span text:style-name="T6">(Nothing worse than seeing the print head drag a part around the plate.)</text:span></text:p>
                </text:list-item>
                <text:list-item>
                  <text:p text:style-name="P19">Parts may not be slice-able due to design issues.</text:p>
                </text:list-item>
                <text:list-item>
                  <text:p text:style-name="P19">Ineffective use of the printer’s time: <text:s/>too few parts per run. <text:s/><text:span text:style-name="T7">It takes the same amount of time for 1 complex part as it does 10.</text:span></text:p>
                </text:list-item>
              </text:list>
            </text:list-item>
            <text:list-item>
              <text:p text:style-name="P19">Proposed mitigation</text:p>
              <text:list>
                <text:list-item>
                  <text:p text:style-name="P19">All 3d models are submitted to the build master in STL files.</text:p>
                </text:list-item>
                <text:list-item>
                  <text:p text:style-name="P20"><text:soft-page-break/>The build master </text:p>
                  <text:list>
                    <text:list-item>
                      <text:p text:style-name="P20"><text:span text:style-name="T6">R</text:span>eviews and makes suggestions for change should the part either not be printable or <text:span text:style-name="T6">possibly damage the printer.</text:span></text:p>
                    </text:list-item>
                    <text:list-item>
                      <text:p text:style-name="P18">Performs slicing and checks for printability.</text:p>
                    </text:list-item>
                    <text:list-item>
                      <text:p text:style-name="P18">Batches many parts together as needed.</text:p>
                    </text:list-item>
                    <text:list-item>
                      <text:p text:style-name="P18">Submits the G-code to the printer for builds <text:span text:style-name="T9">via the matter controller cloud</text:span></text:p>
                    </text:list-item>
                    <text:list-item>
                      <text:p text:style-name="P18">Monitors the builds <text:span text:style-name="T9">via the matter controller cloud</text:span></text:p>
                    </text:list-item>
                  </text:list>
                </text:list-item>
                <text:list-item>
                  <text:p text:style-name="P22"><text:span text:style-name="T10">H</text:span>ave more than one person filling the role of build master.</text:p>
                </text:list-item>
                <text:list-item>
                  <text:p text:style-name="P22">Train the other people filling the role of build master. <text:s/>They must have some mechanical abilities.</text:p>
                </text:list-item>
              </text:list>
            </text:list-item>
          </text:list>
        </text:list-item>
        <text:list-item>
          <text:p text:style-name="P13">Print parts <text:span text:style-name="T6">(A.k.a. builds)</text:span></text:p>
          <text:list>
            <text:list-item>
              <text:p text:style-name="P23">One time setup</text:p>
              <text:list>
                <text:list-item>
                  <text:p text:style-name="P23">Assembly</text:p>
                </text:list-item>
                <text:list-item>
                  <text:p text:style-name="P23">Calibration and leveling</text:p>
                </text:list-item>
                <text:list-item>
                  <text:p text:style-name="P23">Setting up the matter controller tablet</text:p>
                </text:list-item>
              </text:list>
            </text:list-item>
            <text:list-item>
              <text:p text:style-name="P23">Load the desired feedstock filament.</text:p>
            </text:list-item>
            <text:list-item>
              <text:p text:style-name="P23">Submit the print job via the matter controller.</text:p>
            </text:list-item>
            <text:list-item>
              <text:p text:style-name="P23">Watch the printer for the first several layers, especially any skirts or platforms to ensure the extruder is not crashing into anything. <text:s/>Also make sure the parts are adhering to the platform.</text:p>
            </text:list-item>
            <text:list-item>
              <text:p text:style-name="P6">What can go wrong</text:p>
              <text:list>
                <text:list-item>
                  <text:p text:style-name="P18">3d printers have bad hair days too: <text:s/><text:span text:style-name="T11">What should be a part looks more like a bunch of hair.</text:span></text:p>
                </text:list-item>
                <text:list-item>
                  <text:p text:style-name="P6">Extruder crashing into something</text:p>
                </text:list-item>
                <text:list-item>
                  <text:p text:style-name="P6">Part(s) not sliced correctly</text:p>
                </text:list-item>
                <text:list-item>
                  <text:p text:style-name="P6">Part(s) not adhering to the bed</text:p>
                </text:list-item>
                <text:list-item>
                  <text:p text:style-name="P6">No material coming out of the nozzle</text:p>
                </text:list-item>
                <text:list-item>
                  <text:p text:style-name="P6">Leftover material <text:span text:style-name="T13">from the prior build</text:span> coming out of the nozzle</text:p>
                </text:list-item>
                <text:list-item>
                  <text:p text:style-name="P6">Running out of feedstock filament before the build has completed</text:p>
                </text:list-item>
                <text:list-item>
                  <text:p text:style-name="P24">Builds can take days</text:p>
                </text:list-item>
                <text:list-item>
                  <text:p text:style-name="P6">Power outages</text:p>
                </text:list-item>
              </text:list>
            </text:list-item>
            <text:list-item>
              <text:p text:style-name="P25">Proposed mitigation</text:p>
              <text:list>
                <text:list-item>
                  <text:p text:style-name="P25">Establish and follow a formal build process startup. <text:s/><text:span text:style-name="T14">This includes previews of the slicing and use of skirts.</text:span></text:p>
                </text:list-item>
                <text:list-item>
                  <text:p text:style-name="P25">Monitoring via the matter controller <text:span text:style-name="T14">and the matter cloud.</text:span></text:p>
                </text:list-item>
                <text:list-item>
                  <text:p text:style-name="P26">Compare the calculated amount of feedstock filament to the amount remaining on the spool.</text:p>
                </text:list-item>
                <text:list-item>
                  <text:p text:style-name="P12">Check the estimated build time on the matter controller.</text:p>
                </text:list-item>
                <text:list-item>
                  <text:p text:style-name="P12">Regular maintenance of the 3d printer.</text:p>
                </text:list-item>
                <text:list-item>
                  <text:p text:style-name="P12">Proper storage of the feedstock filament.</text:p>
                </text:list-item>
                <text:list-item>
                  <text:p text:style-name="P12">Make sure the bed and nozzle temperatures are correct via the matter controller.</text:p>
                </text:list-item>
              </text:list>
            </text:list-item>
          </text:list>
        </text:list-item>
        <text:list-item>
          <text:p text:style-name="P23">Post build</text:p>
          <text:list>
            <text:list-item>
              <text:p text:style-name="P23">Removal of the parts from the print bed.</text:p>
            </text:list-item>
            <text:list-item>
              <text:p text:style-name="P23">Care of the print bed: <text:s/>If blue tape was used, was it damaged in the removal of the part? </text:p>
            </text:list-item>
            <text:list-item>
              <text:p text:style-name="P23">Removal of any supports needed.</text:p>
            </text:list-item>
            <text:list-item>
              <text:p text:style-name="P23">Removal of hairs &amp; extra spure.</text:p>
            </text:list-item>
            <text:list-item>
              <text:p text:style-name="P23">Assembly of the parts as needed. <text:s/>i.e., glueing, sanding, painting, etc.</text:p>
            </text:list-item>
          </text:list>
        </text:list-item>
        <text:list-item>
          <text:p text:style-name="P22">Care and maintenance</text:p>
          <text:list>
            <text:list-item>
              <text:p text:style-name="P22"><text:soft-page-break/>Feedstock filament spools must be <text:span text:style-name="T12">stored</text:span> in sealed containers with descants to control moisture and keep dust off.</text:p>
            </text:list-item>
            <text:list-item>
              <text:p text:style-name="P22">Cold pulls to clean the <text:span text:style-name="T12">extruder</text:span> head should be performed as a function of 3d printer build time.</text:p>
            </text:list-item>
            <text:list-item>
              <text:p text:style-name="P22">Yearly re-calibration should be performed.</text:p>
            </text:list-item>
            <text:list-item>
              <text:p text:style-name="P27">Extruder head may need to be replaced every few yea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Dunaway</meta:initial-creator>
    <meta:creation-date>2017-01-13T20:22:32.393218000</meta:creation-date>
    <dc:date>2017-01-21T06:57:37.664176000</dc:date>
    <dc:creator>Fred Dunaway</dc:creator>
    <meta:editing-duration>PT13H19M37S</meta:editing-duration>
    <meta:editing-cycles>15</meta:editing-cycles>
    <meta:generator>LibreOffice/5.2.4.2$MacOSX_X86_64 LibreOffice_project/3d5603e1122f0f102b62521720ab13a38a4e0eb0</meta:generator>
    <meta:document-statistic meta:table-count="0" meta:image-count="0" meta:object-count="0" meta:page-count="4" meta:paragraph-count="130" meta:word-count="1064" meta:character-count="5776" meta:non-whitespace-character-count="4948"/>
  </office:meta>
</office:document-meta>
</file>